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Consolas" svg:font-family="Consolas, 'Courier New', monospace"/>
    <style:font-face style:name="OpenSymbol" svg:font-family="OpenSymbol"/>
    <style:font-face style:name="apple-system" svg:font-family="apple-system, BlinkMacSystemFont, 'Segoe UI', Roboto, Oxygen-Sans, Ubuntu, Cantarell, 'Helvetica Neue', sans-serif, 'Apple Color Emoji', 'Segoe UI Emoji', 'Segoe UI Symbol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5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color="#9cdcfe"/>
    </style:style>
    <style:style style:name="T2" style:family="text">
      <style:text-properties fo:color="#ce9178"/>
    </style:style>
    <style:style style:name="T3" style:family="text">
      <style:text-properties fo:color="#b5cea8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gitlab.com/softtek-dotnet-academy2018/students/david_rodriguezv/refs/switch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/>
      <text:p text:style-name="Standard">Paso 1 :</text:p>
      <text:p text:style-name="Standard">Clonar el repositorio con los documentos necesarios utilizando el siguiente comando en la consola (asegurarse de tener un bash con git habilitado)</text:p>
      <text:p text:style-name="Standard"/>
      <text:p text:style-name="Standard">Comando:</text:p>
      <text:p text:style-name="Standard"/>
      <text:p text:style-name="P1">“git clone <text:a xlink:type="simple" xlink:href="https://gitlab.com/softtek-dotnet-academy2018/students/david_rodriguezv.git" text:style-name="Internet_20_link" text:visited-style-name="Visited_20_Internet_20_Link">https://gitlab.com/softtek-dotnet-academy2018/students/david_rodriguezv.git</text:a>”</text:p>
      <text:p text:style-name="P2"/>
      <text:p text:style-name="P2">Paso 2: </text:p>
      <text:p text:style-name="P2">navegar a la carpeta con la herramienta deseada utilizando el comando cd</text:p>
      <text:p text:style-name="P2"/>
      <text:p text:style-name="P1">“cd david_rodriguezv\7mo Modulo\Practica 5 Users\json-server”</text:p>
      <text:p text:style-name="P1"/>
      <text:p text:style-name="P2">Paso 3:</text:p>
      <text:p text:style-name="P2">instalar los componentes necesarios con la consola bash </text:p>
      <text:p text:style-name="P2"/>
      <text:p text:style-name="P2">“ npm install -g json-server”</text:p>
      <text:p text:style-name="P2"/>
      <text:p text:style-name="P2">Paso 4:</text:p>
      <text:p text:style-name="P2">Correr el servidor </text:p>
      <text:p text:style-name="P2"/>
      <text:p text:style-name="P1">“json-server --watch db.json”</text:p>
      <text:list xml:id="list1964606629770115360" text:style-name="L2">
        <text:list-item>
          <text:p text:style-name="P3">db.json es el archivo de base de datos e incluye el ejemplo de como debe de ser agregado un usuario</text:p>
        </text:list-item>
      </text:list>
      <text:p text:style-name="P2"/>
      <text:p text:style-name="P2">Paso 5:</text:p>
      <text:p text:style-name="P2">Abrir el archivo index.html y activar live server</text:p>
      <text:p text:style-name="P2"/>
      <text:p text:style-name="P2">Los campos aceptados son los siguientes</text:p>
      <text:p text:style-name="P5">{</text:p>
      <text:p text:style-name="P4"><text:span text:style-name="T1">"is"</text:span>: <text:span text:style-name="T2">"IAGT"</text:span>,</text:p>
      <text:p text:style-name="P4"><text:span text:style-name="T1">"fname"</text:span>: <text:span text:style-name="T2">"Ivan Alexis"</text:span>,</text:p>
      <text:p text:style-name="P4"><text:span text:style-name="T1">"last_name"</text:span>: <text:span text:style-name="T2">"Garza"</text:span>,</text:p>
      <text:p text:style-name="P4"><text:span text:style-name="T1">"second_last_name"</text:span>: <text:span text:style-name="T2">"Tapia"</text:span>,</text:p>
      <text:p text:style-name="P4"><text:span text:style-name="T1">"hour"</text:span>: <text:span text:style-name="T2">"10-10-2018T17:00:00"</text:span>,</text:p>
      <text:p text:style-name="P4"><text:span text:style-name="T1">"calification"</text:span>: <text:span text:style-name="T2">"100"</text:span>,</text:p>
      <text:p text:style-name="P4"><text:span text:style-name="T1">"id"</text:span>: <text:span text:style-name="T3">1</text:span></text:p>
      <text:p text:style-name="P4">},</text:p>
      <text:p text:style-name="P2"/>
      <text:p text:style-name="P2">Para utilizar los metodos utilize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Consolas" svg:font-family="Consolas, 'Courier New', monospace"/>
    <style:font-face style:name="OpenSymbol" svg:font-family="OpenSymbol"/>
    <style:font-face style:name="apple-system" svg:font-family="apple-system, BlinkMacSystemFont, 'Segoe UI', Roboto, Oxygen-Sans, Ubuntu, Cantarell, 'Helvetica Neue', sans-serif, 'Apple Color Emoji', 'Segoe UI Emoji', 'Segoe UI Symbol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09T17:52:56.46</meta:creation-date>
    <meta:document-statistic meta:table-count="0" meta:image-count="0" meta:object-count="0" meta:page-count="2" meta:paragraph-count="27" meta:word-count="134" meta:character-count="913"/>
    <dc:date>2018-03-09T18:00:15.79</dc:date>
    <meta:editing-duration>PT7M24S</meta:editing-duration>
    <meta:editing-cycles>1</meta:editing-cycles>
    <meta:generator>OpenOffice/4.1.4$Win32 OpenOffice.org_project/414m5$Build-9788</meta:generator>
  </office:meta>
</office:document-meta>
</file>